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size="11pt" style:font-size-asian="11pt" style:font-size-complex="10pt"/>
    </style:style>
    <style:style style:name="P8" style:parent-style-name="Standard" style:family="paragraph">
      <style:text-properties fo:font-size="11pt" style:font-size-asian="11pt" style:font-size-complex="10pt"/>
    </style:style>
    <style:style style:name="P9" style:parent-style-name="Standard" style:family="paragraph">
      <style:text-properties fo:font-size="11pt" style:font-size-asian="11pt" style:font-size-complex="10pt"/>
    </style:style>
    <style:style style:name="P10" style:parent-style-name="Standard" style:family="paragraph">
      <style:text-properties fo:font-weight="bold" style:font-weight-asian="bold" style:font-weight-complex="bold" fo:font-size="14pt" style:font-size-asian="14pt" style:font-size-complex="14pt"/>
    </style:style>
    <style:style style:name="P11" style:parent-style-name="Standard" style:family="paragraph">
      <style:text-properties fo:font-weight="bold" style:font-weight-asian="bold" style:font-weight-complex="bold" fo:font-size="14pt" style:font-size-asian="14pt" style:font-size-complex="14pt"/>
    </style:style>
    <style:style style:name="T12" style:parent-style-name="DefaultParagraphFont" style:family="text">
      <style:text-properties fo:font-size="11pt" style:font-size-asian="11pt" style:font-size-complex="10pt"/>
    </style:style>
    <style:style style:name="T13" style:parent-style-name="DefaultParagraphFont" style:family="text">
      <style:text-properties fo:font-weight="bold" style:font-weight-asian="bold" style:font-weight-complex="bold" fo:font-size="11pt" style:font-size-asian="11pt" style:font-size-complex="10pt" style:text-underline-type="single" style:text-underline-style="solid" style:text-underline-width="auto" style:text-underline-mode="continuous"/>
    </style:style>
    <style:style style:name="P14" style:parent-style-name="Standard" style:family="paragraph">
      <style:text-properties fo:font-weight="bold" style:font-weight-asian="bold" style:font-weight-complex="bold" fo:font-size="14pt" style:font-size-asian="14pt" style:font-size-complex="14pt"/>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fo:font-size="14pt" style:font-size-asian="14pt" style:font-size-complex="14pt"/>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fo:font-size="14pt" style:font-size-asian="14pt" style:font-size-complex="14pt"/>
    </style:style>
    <style:style style:name="T23" style:parent-style-name="DefaultParagraphFont" style:family="text">
      <style:text-properties fo:font-size="11pt" style:font-size-asian="11pt" style:font-size-complex="11pt"/>
    </style:style>
    <style:style style:name="T24" style:parent-style-name="DefaultParagraphFont" style:family="text">
      <style:text-properties fo:font-size="11pt" style:font-size-asian="11pt" style:font-size-complex="11pt"/>
    </style:style>
    <style:style style:name="P25" style:parent-style-name="Standard" style:family="paragraph">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size="11pt" style:font-size-asian="11pt" style:font-size-complex="11pt"/>
    </style:style>
    <style:style style:name="T28"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29" style:parent-style-name="DefaultParagraphFont" style:family="text">
      <style:text-properties fo:font-size="11pt" style:font-size-asian="11pt" style:font-size-complex="11pt"/>
    </style:style>
    <style:style style:name="T3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31" style:parent-style-name="DefaultParagraphFont" style:family="text">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P33" style:parent-style-name="Standard" style:family="paragraph">
      <style:text-properties fo:font-size="11pt" style:font-size-asian="11pt" style:font-size-complex="11pt"/>
    </style:style>
    <style:style style:name="T34" style:parent-style-name="DefaultParagraphFont"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style>
    <style:style style:name="T36"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37" style:parent-style-name="DefaultParagraphFont" style:family="text">
      <style:text-properties fo:font-weight="bold" style:font-weight-asian="bold" style:font-weight-complex="bold" fo:font-size="11pt" style:font-size-asian="11pt" style:font-size-complex="11pt"/>
    </style:style>
    <style:style style:name="T38" style:parent-style-name="DefaultParagraphFont" style:family="text">
      <style:text-properties fo:font-size="11pt" style:font-size-asian="11pt" style:font-size-complex="11pt"/>
    </style:style>
    <style:style style:name="T3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T44" style:parent-style-name="DefaultParagraphFont" style:family="text">
      <style:text-properties fo:font-size="11pt" style:font-size-asian="11pt" style:font-size-complex="11pt"/>
    </style:style>
    <style:style style:name="T4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46" style:parent-style-name="DefaultParagraphFont"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style>
    <style:style style:name="P48" style:parent-style-name="Standard" style:family="paragraph">
      <style:text-properties fo:font-size="11pt" style:font-size-asian="11pt" style:font-size-complex="11pt"/>
    </style:style>
    <style:style style:name="T49" style:parent-style-name="DefaultParagraphFont" style:family="text">
      <style:text-properties fo:font-size="11pt" style:font-size-asian="11pt" style:font-size-complex="11pt"/>
    </style:style>
    <style:style style:name="T5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51" style:parent-style-name="DefaultParagraphFont" style:family="text">
      <style:text-properties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size="11pt" style:font-size-asian="11pt" style:font-size-complex="11pt"/>
    </style:style>
    <style:style style:name="T58" style:parent-style-name="DefaultParagraphFont" style:family="text">
      <style:text-properties fo:font-size="11pt" style:font-size-asian="11pt" style:font-size-complex="11pt"/>
    </style:style>
    <style:style style:name="T5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60" style:parent-style-name="DefaultParagraphFont" style:family="text">
      <style:text-properties fo:font-size="11pt" style:font-size-asian="11pt" style:font-size-complex="11pt"/>
    </style:style>
    <style:style style:name="P61" style:parent-style-name="Standard" style:family="paragraph">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T63" style:parent-style-name="DefaultParagraphFont" style:family="text">
      <style:text-properties fo:font-weight="bold" style:font-weight-asian="bold" style:font-weight-complex="bold" fo:font-size="11pt" style:font-size-asian="11pt" style:font-size-complex="11pt"/>
    </style:style>
    <style:style style:name="T64" style:parent-style-name="DefaultParagraphFont" style:family="text">
      <style:text-properties fo:font-size="11pt" style:font-size-asian="11pt" style:font-size-complex="11pt"/>
    </style:style>
    <style:style style:name="T65" style:parent-style-name="DefaultParagraphFont" style:family="text">
      <style:text-properties fo:font-weight="bold" style:font-weight-asian="bold" style:font-weight-complex="bold" fo:font-size="11pt" style:font-size-asian="11pt" style:font-size-complex="11pt"/>
    </style:style>
    <style:style style:name="T66" style:parent-style-name="DefaultParagraphFont" style:family="text">
      <style:text-properties fo:font-size="11pt" style:font-size-asian="11pt" style:font-size-complex="11pt"/>
    </style:style>
    <style:style style:name="T67" style:parent-style-name="DefaultParagraphFont" style:family="text">
      <style:text-properties fo:font-weight="bold" style:font-weight-asian="bold" style:font-weight-complex="bold" fo:font-size="11pt" style:font-size-asian="11pt" style:font-size-complex="11pt"/>
    </style:style>
    <style:style style:name="T68" style:parent-style-name="DefaultParagraphFont" style:family="text">
      <style:text-properties fo:font-size="11pt" style:font-size-asian="11pt" style:font-size-complex="11pt"/>
    </style:style>
    <style:style style:name="T69" style:parent-style-name="DefaultParagraphFont" style:family="text">
      <style:text-properties fo:font-weight="bold" style:font-weight-asian="bold" style:font-weight-complex="bold" fo:font-size="11pt" style:font-size-asian="11pt" style:font-size-complex="11pt"/>
    </style:style>
    <style:style style:name="T70" style:parent-style-name="DefaultParagraphFont" style:family="text">
      <style:text-properties fo:font-size="11pt" style:font-size-asian="11pt" style:font-size-complex="11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1pt" style:font-size-asian="11pt" style:font-size-complex="11pt"/>
    </style:style>
    <style:style style:name="P75" style:parent-style-name="Standard" style:family="paragraph">
      <style:text-properties fo:font-size="11pt" style:font-size-asian="11pt" style:font-size-complex="11pt"/>
    </style:style>
    <style:style style:name="T76" style:parent-style-name="DefaultParagraphFont" style:family="text">
      <style:text-properties fo:font-size="11pt" style:font-size-asian="11pt" style:font-size-complex="11pt"/>
    </style:style>
    <style:style style:name="T7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78" style:parent-style-name="DefaultParagraphFont" style:family="text">
      <style:text-properties fo:font-size="11pt" style:font-size-asian="11pt" style:font-size-complex="11pt"/>
    </style:style>
    <style:style style:name="T7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83" style:parent-style-name="DefaultParagraphFont" style:family="text">
      <style:text-properties fo:font-size="11pt" style:font-size-asian="11pt" style:font-size-complex="11pt"/>
    </style:style>
    <style:style style:name="T84" style:parent-style-name="DefaultParagraphFont" style:family="text">
      <style:text-properties fo:font-size="11pt" style:font-size-asian="11pt" style:font-size-complex="11pt"/>
    </style:style>
    <style:style style:name="T8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86" style:parent-style-name="DefaultParagraphFont" style:family="text">
      <style:text-properties fo:font-size="11pt" style:font-size-asian="11pt" style:font-size-complex="11pt"/>
    </style:style>
    <style:style style:name="T8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P88" style:parent-style-name="Standard" style:family="paragraph">
      <style:text-properties fo:font-size="11pt" style:font-size-asian="11pt" style:font-size-complex="11pt"/>
    </style:style>
    <style:style style:name="T89" style:parent-style-name="DefaultParagraphFont" style:family="text">
      <style:text-properties fo:font-size="11pt" style:font-size-asian="11pt" style:font-size-complex="11pt"/>
    </style:style>
    <style:style style:name="T9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91" style:parent-style-name="DefaultParagraphFont" style:family="text">
      <style:text-properties fo:font-weight="bold" style:font-weight-asian="bold" style:font-weight-complex="bold" fo:font-size="11pt" style:font-size-asian="11pt" style:font-size-complex="11pt"/>
    </style:style>
    <style:style style:name="T92" style:parent-style-name="DefaultParagraphFont" style:family="text">
      <style:text-properties fo:font-size="11pt" style:font-size-asian="11pt" style:font-size-complex="11pt"/>
    </style:style>
    <style:style style:name="T93" style:parent-style-name="DefaultParagraphFont" style:family="text">
      <style:text-properties fo:font-size="11pt" style:font-size-asian="11pt" style:font-size-complex="11pt"/>
    </style:style>
    <style:style style:name="P94" style:parent-style-name="Standard" style:family="paragraph">
      <style:text-properties fo:font-size="11pt" style:font-size-asian="11pt" style:font-size-complex="11pt"/>
    </style:style>
    <style:style style:name="T95" style:parent-style-name="DefaultParagraphFont" style:family="text">
      <style:text-properties fo:font-size="11pt" style:font-size-asian="11pt" style:font-size-complex="11pt"/>
    </style:style>
    <style:style style:name="T96" style:parent-style-name="DefaultParagraphFont" style:family="text">
      <style:text-properties fo:font-size="11pt" style:font-size-asian="11pt" style:font-size-complex="11pt"/>
    </style:style>
    <style:style style:name="T9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98" style:parent-style-name="DefaultParagraphFont" style:family="text">
      <style:text-properties fo:font-size="11pt" style:font-size-asian="11pt" style:font-size-complex="11pt"/>
    </style:style>
    <style:style style:name="P99" style:parent-style-name="Standard" style:family="paragraph">
      <style:text-properties fo:font-size="11pt" style:font-size-asian="11pt" style:font-size-complex="11pt"/>
    </style:style>
    <style:style style:name="T100" style:parent-style-name="DefaultParagraphFont" style:family="text">
      <style:text-properties fo:font-size="11pt" style:font-size-asian="11pt" style:font-size-complex="11pt"/>
    </style:style>
    <style:style style:name="T10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02" style:parent-style-name="DefaultParagraphFont" style:family="text">
      <style:text-properties fo:font-size="11pt" style:font-size-asian="11pt" style:font-size-complex="11pt"/>
    </style:style>
    <style:style style:name="T103" style:parent-style-name="DefaultParagraphFont" style:family="text">
      <style:text-properties fo:font-size="11pt" style:font-size-asian="11pt" style:font-size-complex="11pt"/>
    </style:style>
    <style:style style:name="T10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05" style:parent-style-name="DefaultParagraphFont" style:family="text">
      <style:text-properties fo:font-size="11pt" style:font-size-asian="11pt" style:font-size-complex="11pt"/>
    </style:style>
    <style:style style:name="P106" style:parent-style-name="Standard" style:family="paragraph">
      <style:text-properties fo:font-size="11pt" style:font-size-asian="11pt" style:font-size-complex="11pt"/>
    </style:style>
    <style:style style:name="T107" style:parent-style-name="DefaultParagraphFont" style:family="text">
      <style:text-properties fo:font-size="11pt" style:font-size-asian="11pt" style:font-size-complex="11pt"/>
    </style:style>
    <style:style style:name="T108"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ize="11pt" style:font-size-asian="11pt" style:font-size-complex="11pt"/>
    </style:style>
    <style:style style:name="T114" style:parent-style-name="DefaultParagraphFont" style:family="text">
      <style:text-properties fo:font-weight="bold" style:font-weight-asian="bold" style:font-weight-complex="bold" fo:font-size="11pt" style:font-size-asian="11pt" style:font-size-complex="11pt"/>
    </style:style>
    <style:style style:name="T115" style:parent-style-name="DefaultParagraphFont" style:family="text">
      <style:text-properties fo:font-size="11pt" style:font-size-asian="11pt" style:font-size-complex="11pt"/>
    </style:style>
    <style:style style:name="P116" style:parent-style-name="Standard" style:family="paragraph">
      <style:text-properties fo:font-size="11pt" style:font-size-asian="11pt" style:font-size-complex="11pt"/>
    </style:style>
    <style:style style:name="P117" style:parent-style-name="Standard" style:family="paragraph">
      <style:text-properties fo:font-size="11pt" style:font-size-asian="11pt" style:font-size-complex="11pt"/>
    </style:style>
    <style:style style:name="T118" style:parent-style-name="DefaultParagraphFont" style:family="text">
      <style:text-properties fo:font-size="11pt" style:font-size-asian="11pt" style:font-size-complex="11pt"/>
    </style:style>
    <style:style style:name="T119" style:parent-style-name="DefaultParagraphFont" style:family="text">
      <style:text-properties fo:font-size="11pt" style:font-size-asian="11pt" style:font-size-complex="11pt"/>
    </style:style>
    <style:style style:name="P120" style:parent-style-name="Standard" style:family="paragraph">
      <style:text-properties fo:font-size="11pt" style:font-size-asian="11pt" style:font-size-complex="11pt"/>
    </style:style>
    <style:style style:name="T121" style:parent-style-name="DefaultParagraphFont" style:family="text">
      <style:text-properties fo:font-size="11pt" style:font-size-asian="11pt" style:font-size-complex="11pt"/>
    </style:style>
    <style:style style:name="T122" style:parent-style-name="DefaultParagraphFont" style:family="text">
      <style:text-properties fo:font-weight="bold" style:font-weight-asian="bold" style:font-weight-complex="bold" fo:font-size="11pt" style:font-size-asian="11pt" style:font-size-complex="11pt"/>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fo:font-size="14pt" style:font-size-asian="14pt" style:font-size-complex="14pt"/>
    </style:style>
    <style:style style:name="T125" style:parent-style-name="DefaultParagraphFont" style:family="text">
      <style:text-properties fo:font-size="11pt" style:font-size-asian="11pt" style:font-size-complex="11pt"/>
    </style:style>
    <style:style style:name="T126" style:parent-style-name="DefaultParagraphFont" style:family="text">
      <style:text-properties fo:font-size="11pt" style:font-size-asian="11pt" style:font-size-complex="11pt"/>
    </style:style>
    <style:style style:name="T127" style:parent-style-name="DefaultParagraphFont" style:family="text">
      <style:text-properties fo:font-size="11pt" style:font-size-asian="11pt" style:font-size-complex="11pt"/>
    </style:style>
    <style:style style:name="T128" style:parent-style-name="DefaultParagraphFont" style:family="text">
      <style:text-properties fo:font-size="11pt" style:font-size-asian="11pt" style:font-size-complex="11pt"/>
    </style:style>
    <style:style style:name="P129" style:parent-style-name="Standard" style:family="paragraph">
      <style:text-properties fo:font-size="11pt" style:font-size-asian="11pt" style:font-size-complex="11pt"/>
    </style:style>
    <style:style style:name="T130" style:parent-style-name="DefaultParagraphFont" style:family="text">
      <style:text-properties fo:font-size="11pt" style:font-size-asian="11pt" style:font-size-complex="11pt"/>
    </style:style>
    <style:style style:name="T131" style:parent-style-name="DefaultParagraphFont" style:family="text">
      <style:text-properties fo:font-size="11pt" style:font-size-asian="11pt" style:font-size-complex="11pt"/>
    </style:style>
    <style:style style:name="P132" style:parent-style-name="Standard" style:family="paragraph">
      <style:text-properties fo:font-size="11pt" style:font-size-asian="11pt" style:font-size-complex="11pt"/>
    </style:style>
    <style:style style:name="T133" style:parent-style-name="DefaultParagraphFont" style:family="text">
      <style:text-properties fo:font-weight="bold" style:font-weight-asian="bold" style:font-weight-complex="bold" fo:font-size="14pt" style:font-size-asian="14pt" style:font-size-complex="14pt"/>
    </style:style>
    <style:style style:name="T134" style:parent-style-name="DefaultParagraphFont" style:family="text">
      <style:text-properties fo:font-weight="bold" style:font-weight-asian="bold" style:font-weight-complex="bold" fo:font-size="14pt" style:font-size-asian="14pt" style:font-size-complex="14pt"/>
    </style:style>
    <style:style style:name="T135" style:parent-style-name="DefaultParagraphFont" style:family="text">
      <style:text-properties fo:font-size="11pt" style:font-size-asian="11pt" style:font-size-complex="11pt"/>
    </style:style>
    <style:style style:name="T136" style:parent-style-name="DefaultParagraphFont" style:family="text">
      <style:text-properties fo:font-size="11pt" style:font-size-asian="11pt" style:font-size-complex="11pt"/>
    </style:style>
  </office:automatic-styles>
  <office:body>
    <office:text text:use-soft-page-breaks="true">
      <text:p text:style-name="P1">This is an updated technology demonstration of the Lightning game engine. I (and one other person) have been developing Lightning basically daily since the last</text:p>
      <text:p text:style-name="Standard"/>
      <text:p text:style-name="Standard">This executable package demonstrates many of the technical features of<text:s/>the Lightning game engine, such as the DataModel, Services, rendering, DDMS (Dynamic DataModel Serialiser), GlobalSettings, LGX files, Lua scripting, the Polaris IDE (very early build), 3D sound using SDL2_mixer, and more.</text:p>
      <text:p text:style-name="Standard"/>
      <text:p text:style-name="P6">Notes for this release</text:p>
      <text:p text:style-name="P7">This build was compiled on December 9, 2021. This is because it is one of the last before a large renderer rewrite that is now approaching completion. As a result it is the best overall representation of what Lightning can do at this stage.</text:p>
      <text:p text:style-name="P8"/>
      <text:p text:style-name="P9">Furthermore, a decision was taken by me shortly after this build was compiled to change the scripting language from Lua to C#. Lua is still implemented in this build.</text:p>
      <text:p text:style-name="P10"/>
      <text:p text:style-name="P11">Known issues</text:p>
      <text:p text:style-name="Standard"><text:span text:style-name="T12">The engine will crash unless a command line argument is supplied.<text:s/></text:span><text:span text:style-name="T13">This is already fixed.</text:span></text:p>
      <text:p text:style-name="Standard"/>
      <text:p text:style-name="P14">Warning</text:p>
      <text:p text:style-name="Standard">There is no supported facility for the usage of any of the DataModel APIs, as the API set is extremely early and any component is subject to change or removal.</text:p>
      <text:p text:style-name="Standard"/>
      <text:p text:style-name="Standard">The core of the system (DataModel, the Service Control Manager, Workspace, etc) are fairly stable and somewhat tested,<text:s/>but are still subject to change and removal in any way. Therefore, there are no facilities available for the usage of Lightning game development APIs in this version.</text:p>
      <text:p text:style-name="Standard"/>
      <text:p text:style-name="Standard">Lua scripting has only recently been implemented, and there is currently<text:s/><text:span text:style-name="T15">NO SANDBOXING O</text:span><text:span text:style-name="T16">R AVAILABLE APIS OTHER THAN AN ENTIRELY UNTESTED TEST FUNCTION!<text:s/></text:span>The script provided is just a demonstration that allows you to see Lua integrated with the engine. You are free to play around, but you won’t be able to use anything for actual game development.</text:p>
      <text:p text:style-name="Standard"><text:line-break/><text:span text:style-name="T17">This is a pre-alpha technology demonstration release and<text:s/></text:span><text:span text:style-name="T18">SHOULD NOT BE USED FOR GAME DEVELOPMENT IN ANY CAPACITY UNDER ANY CIRCUMSTANCES.</text:span><text:span text:style-name="T19"><text:s/>Stability may vary. As this is a pre-alpha piece of software, no guarantee of quality or availability of functiona</text:span><text:span text:style-name="T20">lity is provided.</text:span><text:span text:style-name="T21"><text:line-break/></text:span><text:line-break/><text:span text:style-name="T22">Design Overview (Preliminary – subject to change)</text:span></text:p>
      <text:p text:style-name="Standard"><text:span text:style-name="T23">Lightning is a 2D (with future 3D extensions) game engine designed to be modular, fast, small, and easy to extend. Currently it is around 9 MB, with around 500 KB of actual engine code, s</text:span><text:span text:style-name="T24">plit across several DLLs – with the bulk (currently 142 KB) being located in Lightning.Core.dll.</text:span></text:p>
      <text:p text:style-name="P25"/>
      <text:p text:style-name="Standard"><text:span text:style-name="T26">Lightning is designed around the concept of a DataModel. The DataModel is a strict object hierarchy (parents must be superclasses of the children, children mu</text:span><text:span text:style-name="T27">st derive from the classes of their parent) that every single user-API exposed object is a part of. The DataModel is implemented as a static class –<text:s/></text:span><text:span text:style-name="T28">State</text:span><text:span text:style-name="T29"><text:s/>(an InstanceCollection) is the first-level of the DataModel, and<text:s/></text:span><text:span text:style-name="T30">Instances<text:s/></text:span><text:span text:style-name="T31">are inserted into it or a<text:s/></text:span><text:span text:style-name="T32">child of it.</text:span></text:p>
      <text:p text:style-name="P33"/>
      <text:p text:style-name="Standard"><text:span text:style-name="T34">Insertion is controlled by the InstanceCollection class – a custom IEnumerable and IEnumerator implementation that will automatically add an Instance to the root of the DataModel, the Workspace, or its Parent. This is determined – for Parent<text:s/></text:span><text:span text:style-name="T35">– by a parameter passed to the<text:s/></text:span><text:span text:style-name="T36">Add</text:span><text:span text:style-name="T37"><text:s/></text:span><text:span text:style-name="T38">method, but if an object can be added to the root of the DataModel or Workspace is determiend by its<text:s/></text:span><text:span text:style-name="T39">InstanceTags</text:span><text:span text:style-name="T40">, attributes that are specific to each instance tag – if<text:s/></text:span><text:span text:style-name="T41">InstanceTags.ParentCanBeNull<text:s/></text:span><text:span text:style-name="T42">is part of the Instanc</text:span><text:span text:style-name="T43">eTags for this<text:s/></text:span><text:soft-page-break/><text:span text:style-name="T44">particular Instance class (as defined in the<text:s/></text:span><text:span text:style-name="T45">Attributes<text:s/></text:span><text:span text:style-name="T46">property for a particular Instance), it will be added to the root of the DataModel if Parent is null – if it is not present in the flags, it will be removed from the root of the DataMod</text:span><text:span text:style-name="T47">el.</text:span></text:p>
      <text:p text:style-name="P48"/>
      <text:p text:style-name="Standard"><text:span text:style-name="T49">When the DataModel is initialised or re-initialised (as a part of the game loading process) it initialises two Instances and places them into its children. One of these is the<text:s/></text:span><text:span text:style-name="T50">Workspace</text:span><text:span text:style-name="T51">- which serves as the logical root of the DataModel -, and the<text:s/></text:span><text:span text:style-name="T52">other is the<text:s/></text:span><text:span text:style-name="T53">ServiceControlManager</text:span><text:span text:style-name="T54">. The ServiceControlManager contains the main loop and contains a collection of<text:s/></text:span><text:span text:style-name="T55">Services</text:span><text:span text:style-name="T56">. A Service is like a process in many other operating systems; it is polled on a regular basis and performs a particular set of<text:s/></text:span><text:span text:style-name="T57">services for the engine. An infinite number of services can run – although only one of any particular type can run at once. Lightning’s main loop is more simple than you may think – at its core, it simply calls Poll() on all running services. (the current<text:s/></text:span><text:span text:style-name="T58">version only contains one –<text:s/></text:span><text:span text:style-name="T59">RenderService</text:span><text:span text:style-name="T60">, which handles rendering) .</text:span></text:p>
      <text:p text:style-name="P61"/>
      <text:p text:style-name="Standard"><text:span text:style-name="T62">Everything is XML; an entire game can be loaded from a single XML file. This is achieved with the<text:s/></text:span><text:span text:style-name="T63">Dynamic DataModel Serialiser<text:s/></text:span><text:span text:style-name="T64">(DDMS) component – implemented in the<text:s/></text:span><text:span text:style-name="T65">DataModelSerialiser<text:s/></text:span><text:span text:style-name="T66">and<text:s/></text:span><text:span text:style-name="T67">DataModelDeserialiser<text:s/></text:span><text:span text:style-name="T68">class – which is itself in the DataModel. It is a custom XML serialiser that is capable of converting XML and strings to DataModel objects. It works on the concept of file components –<text:s/></text:span><text:span text:style-name="T69">GameMetadata -<text:s/></text:span><text:span text:style-name="T70">containing metadata about the<text:s/></text:span><text:span text:style-name="T71">current game such as its author, its creation and modification dates, revision number, and name. The second part is – after GameMetadata is added to the Workspace – is<text:s/></text:span><text:span text:style-name="T72">GameSettings.<text:s/></text:span><text:span text:style-name="T73">GameSettings provides settings that are game-specific; they can be defined</text:span><text:span text:style-name="T74"><text:s/>by the game or by the engine. <text:s/></text:span></text:p>
      <text:p text:style-name="P75"/>
      <text:p text:style-name="Standard"><text:span text:style-name="T76">Currently there are several GameSettings that control things such as the window size (</text:span><text:span text:style-name="T77">WindowHeight, WindowWidth)</text:span><text:span text:style-name="T78"><text:s/>and title and if fullscreen mode is used<text:s/></text:span><text:span text:style-name="T79">(Fullscreen)<text:s/></text:span><text:span text:style-name="T80">– soon there will be far more. Settings are loaded usin</text:span><text:span text:style-name="T81">g XML defining their type, their name, and their value, and the camera API<text:s/></text:span><text:span text:style-name="T82">(FreeCameraMoveIntensityX, FreeCameraMoveIntensityY, ChaseCameraInFrontOrBehindObjectFactor, ChaseCameraAboveOrBelowObjectFactor)</text:span><text:span text:style-name="T83">. They are dynamically converted to their chosen typ</text:span><text:span text:style-name="T84">e – these must be in the<text:s/></text:span><text:span text:style-name="T85">System<text:s/></text:span><text:span text:style-name="T86">namespace or any namespace beginning with<text:s/></text:span><text:span text:style-name="T87">Lightning.</text:span></text:p>
      <text:p text:style-name="P88"/>
      <text:p text:style-name="Standard"><text:span text:style-name="T89">The final component is the<text:s/></text:span><text:span text:style-name="T90">Workspace</text:span><text:span text:style-name="T91">.<text:s/></text:span><text:span text:style-name="T92">The purpose is self-explanatory; it’s the Workspace. Any node within another node becomes a logical child of that object. Any attrib</text:span><text:span text:style-name="T93">ute becomes a property of that object; the type of the object is the name of the object. TypeConverter is used, and there are custom converters for some Lightning objects so that they can be converted from strings</text:span></text:p>
      <text:p text:style-name="P94"/>
      <text:p text:style-name="Standard"><text:span text:style-name="T95">How is a DDMS file loaded? That is with a</text:span><text:span text:style-name="T96"><text:s/>command-line argument, that is provided to Lightning.exe – or the<text:s/></text:span><text:span text:style-name="T97">Lightning Launcher</text:span><text:span text:style-name="T98">. Command-line arguments are stored as an object and sent to the DataModel.</text:span></text:p>
      <text:p text:style-name="P99"/>
      <text:p text:style-name="Standard"><text:span text:style-name="T100">The<text:s/></text:span><text:span text:style-name="T101">Error Manager<text:s/></text:span><text:span text:style-name="T102">is then loaded. This loads all of the errors that can occur from XML using s</text:span><text:span text:style-name="T103">tandard .NET XML serialisation APIs; the</text:span><text:span text:style-name="T104"><text:s/>GlobalSettings</text:span><text:span text:style-name="T105"><text:s/>is loaded and serialised from XML next.</text:span></text:p>
      <text:p text:style-name="P106"/>
      <text:p text:style-name="Standard"><text:span text:style-name="T107">The<text:s/></text:span><text:span text:style-name="T108">GlobalSettings<text:s/></text:span><text:span text:style-name="T109">are engine-wide settings. They are generally not related to the DataModel – the main purpose for them currently (although there will be seve</text:span><text:span text:style-name="T110">ral) is to store the location of the Lightning.xsd XML schema that is used for serialising using DDMS, and to store a list of StartupServices. StartupServices are loaded by the SCM at init time; when any service is started its<text:s/></text:span><text:span text:style-name="T111">OnStart<text:s/></text:span><text:span text:style-name="T112">method is called and<text:s/></text:span><text:span text:style-name="T113">the service is initialised. RenderService initialises SDL2 when its<text:s/></text:span><text:span text:style-name="T114">Poll<text:s/></text:span><text:span text:style-name="T115">method is called due to the current order of service initialisation (this will be changed), and are loaded after the error manager.</text:span></text:p>
      <text:p text:style-name="P116"/>
      <text:p text:style-name="P117"/>
      <text:p text:style-name="Standard"><text:span text:style-name="T118">So that’s Lightning in a nutshell – I didn’t expe</text:span><text:span text:style-name="T119">ct this to be 1,200 words!</text:span></text:p>
      <text:p text:style-name="P120"/>
      <text:p text:style-name="Standard"><text:span text:style-name="T121">Please note that all of this is subject to change, and likely will change – especially the launcher model.<text:s/></text:span><text:span text:style-name="T122">Thank you for helping this product to become the best it can be!</text:span></text:p>
      <text:p text:style-name="P123"/>
      <text:p text:style-name="P124">Guide</text:p>
      <text:p text:style-name="Standard"><text:span text:style-name="T125">A batch file has been provided to launch the engi</text:span><text:span text:style-name="T126">ne with the test game provided with the distribution. Alternatively, you can provide an XML file as an argument and the engine will launch it. There will not be<text:s/></text:span><text:soft-page-break/><text:span text:style-name="T127">any support provided for this until the Pre-Alpha SDK is launched; you can DM me (starfrost#908</text:span><text:span text:style-name="T128">8) if you wish, however.</text:span></text:p>
      <text:p text:style-name="P129"/>
      <text:p text:style-name="Standard"><text:span text:style-name="T130">The logging that is provided through the console states information regarding the current state of the engine – what it is doing, how it’s doing it, etc. <text:s/>It will also print messages on error and will display a message box with er</text:span><text:span text:style-name="T131">ror information if an Error occurred. The Lua print(); function will also be</text:span></text:p>
      <text:p text:style-name="P132"/>
      <text:p text:style-name="Standard"><text:span text:style-name="T133">Plans</text:span><text:span text:style-name="T134"><text:line-break/></text:span><text:span text:style-name="T135">In early 2022, a Pre-Alpha SDK will be released. This release will have help files and will be supported. However, any aspect of the software is still subject to<text:s/></text:span><text:span text:style-name="T136">change or removal after this time; documentation is currently being generated via Doxygen</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SourceText" style:display-name="Source Text" style:family="text">
      <style:text-properties style:font-name="Liberation Mono" style:font-name-asian="NSimSun" style:font-name-complex="Liberation Mono"/>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weight="bold" style:font-weight-asian="bold" style:font-weight-complex="bold" fo:font-size="18pt" style:font-size-asian="18pt" style:font-size-complex="18pt"/>
    </style:style>
    <style:style style:name="T3" style:parent-style-name="DefaultParagraphFont" style:family="text">
      <style:text-properties fo:font-size="18pt" style:font-size-asian="18pt" style:font-size-complex="18pt"/>
    </style:style>
    <style:style style:name="T4" style:parent-style-name="DefaultParagraphFont" style:family="text">
      <style:text-properties fo:font-size="18pt" style:font-size-asian="18pt" style:font-size-complex="18pt"/>
    </style:style>
    <style:style style:name="T5" style:parent-style-name="DefaultParagraphFont" style:family="text">
      <style:text-properties fo:font-style="italic" style:font-style-asian="italic" style:font-style-complex="italic" fo:font-size="11pt" style:font-size-asian="11pt" style:font-size-complex="11pt"/>
    </style:style>
  </office:automatic-styles>
  <office:master-styles>
    <style:master-page style:name="MP0" style:page-layout-name="PL0">
      <style:header>
        <text:p text:style-name="Header"><text:span text:style-name="T2">Lightning<text:s/></text:span><text:span text:style-name="T3">Public Preview (Build 999) Readme</text:span><text:span text:style-name="T4"><text:line-break/></text:span><text:span text:style-name="T5">January 3, 2022</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nnor Hyde(022851)</dc:creator>
    <meta:creation-date>2021-04-08T14:02:00Z</meta:creation-date>
    <dc:date>2022-01-03T01:10:00Z</dc:date>
    <meta:template xlink:href="Normal.dotm" xlink:type="simple"/>
    <meta:editing-cycles>16</meta:editing-cycles>
    <meta:editing-duration>PT29400S</meta:editing-duration>
    <meta:document-statistic meta:page-count="3" meta:paragraph-count="16" meta:word-count="1233" meta:character-count="8249" meta:row-count="58" meta:non-whitespace-character-count="7032"/>
  </office:meta>
</office:document-meta>
</file>